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7.3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42.02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15.88mm"/>
    </style:style>
    <style:style style:name="co7" style:family="table-column">
      <style:table-column-properties fo:break-before="auto" style:column-width="36.57mm"/>
    </style:style>
    <style:style style:name="co8" style:family="table-column">
      <style:table-column-properties fo:break-before="auto" style:column-width="29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ormance" table:style-name="ta1">
        <table:shapes>
          <draw:frame draw:z-index="0" draw:style-name="gr1" draw:text-style-name="P1" svg:width="159.99mm" svg:height="110.56mm" svg:x="131.83mm" svg:y="1mm">
            <draw:object draw:notify-on-update-of-ranges="performance.A2:performance.A5 performance.B1:performance.B1 performance.B2:performance.B5 performance.C1:performance.C1 performance.C2:performance.C5 performance.D1:performance.D1 performance.D2:performance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irestore</text:p>
          </table:table-cell>
          <table:table-cell office:value-type="string" calcext:value-type="string">
            <text:p>Indexeddb + firestore</text:p>
          </table:table-cell>
          <table:table-cell office:value-type="string" calcext:value-type="string">
            <text:p>Indexeddb + firestore sw</text:p>
          </table:table-cell>
        </table:table-row>
        <table:table-row table:style-name="ro1">
          <table:table-cell office:value-type="string" calcext:value-type="string">
            <text:p>logged in 1b</text:p>
          </table:table-cell>
          <table:table-cell office:value-type="float" office:value="1296" calcext:value-type="float">
            <text:p>1296</text:p>
          </table:table-cell>
          <table:table-cell office:value-type="float" office:value="3478" calcext:value-type="float">
            <text:p>3478</text:p>
          </table:table-cell>
          <table:table-cell/>
        </table:table-row>
        <table:table-row table:style-name="ro1">
          <table:table-cell office:value-type="string" calcext:value-type="string">
            <text:p>logged in 0b</text:p>
          </table:table-cell>
          <table:table-cell office:value-type="float" office:value="1105" calcext:value-type="float">
            <text:p>1105</text:p>
          </table:table-cell>
          <table:table-cell office:value-type="float" office:value="3203" calcext:value-type="float">
            <text:p>3203</text:p>
          </table:table-cell>
          <table:table-cell/>
        </table:table-row>
        <table:table-row table:style-name="ro1">
          <table:table-cell office:value-type="string" calcext:value-type="string">
            <text:p>logged out 1b</text:p>
          </table:table-cell>
          <table:table-cell office:value-type="float" office:value="2646" calcext:value-type="float">
            <text:p>2646</text:p>
          </table:table-cell>
          <table:table-cell office:value-type="float" office:value="694" calcext:value-type="float">
            <text:p>69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string" calcext:value-type="string">
            <text:p>logged out 0b</text:p>
          </table:table-cell>
          <table:table-cell office:value-type="float" office:value="1584" calcext:value-type="float">
            <text:p>1584</text:p>
          </table:table-cell>
          <table:table-cell office:value-type="float" office:value="684" calcext:value-type="float">
            <text:p>684</text:p>
          </table:table-cell>
          <table:table-cell office:value-type="float" office:value="759" calcext:value-type="float">
            <text:p>759</text:p>
          </table:table-cell>
        </table:table-row>
      </table:table>
      <table:table table:name="audit perf" table:style-name="ta1">
        <table:shapes>
          <draw:frame draw:z-index="0" draw:style-name="gr1" draw:text-style-name="P1" svg:width="159.99mm" svg:height="113.75mm" svg:x="123.86mm" svg:y="1mm">
            <draw:object draw:notify-on-update-of-ranges="'audit perf'.A2:'audit perf'.A5 'audit perf'.B1:'audit perf'.B1 'audit perf'.B2:'audit perf'.B5 'audit perf'.C1:'audit perf'.C1 'audit perf'.C2:'audit perf'.C5 'audit perf'.D1:'audit perf'.D1 'audit perf'.D2:'audit perf'.D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irestore</text:p>
          </table:table-cell>
          <table:table-cell office:value-type="string" calcext:value-type="string">
            <text:p>Indexeddb + firestore</text:p>
          </table:table-cell>
          <table:table-cell office:value-type="string" calcext:value-type="string">
            <text:p>Indexeddb + firestore sw</text:p>
          </table:table-cell>
        </table:table-row>
        <table:table-row table:style-name="ro1">
          <table:table-cell office:value-type="string" calcext:value-type="string">
            <text:p>Mob clear 0b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ob no clear 1b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Desk clear 0b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Desk no clear 1b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</table:table-row>
      </table:table>
      <table:table table:name="network transfered KB" table:style-name="ta1">
        <table:shapes>
          <draw:frame draw:z-index="0" draw:style-name="gr1" draw:text-style-name="P1" svg:width="159.89mm" svg:height="114.48mm" svg:x="125.28mm" svg:y="1.06mm">
            <draw:object draw:notify-on-update-of-ranges="'network transfered KB'.A2:'network transfered KB'.A3 'network transfered KB'.B1:'network transfered KB'.B1 'network transfered KB'.B2:'network transfered KB'.B3 'network transfered KB'.C1:'network transfered KB'.C1 'network transfered KB'.C2:'network transfered KB'.C3 'network transfered KB'.D1:'network transfered KB'.D1 'network transfered KB'.D2:'network transfered KB'.D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8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firestore</text:p>
          </table:table-cell>
          <table:table-cell office:value-type="string" calcext:value-type="string">
            <text:p>Indexeddb + firestore</text:p>
          </table:table-cell>
          <table:table-cell office:value-type="string" calcext:value-type="string">
            <text:p>Indexeddb + firestore sw</text:p>
          </table:table-cell>
        </table:table-row>
        <table:table-row table:style-name="ro1">
          <table:table-cell office:value-type="string" calcext:value-type="string">
            <text:p>logged in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/>
        </table:table-row>
        <table:table-row table:style-name="ro1">
          <table:table-cell office:value-type="string" calcext:value-type="string">
            <text:p>logged out</text:p>
          </table:table-cell>
          <table:table-cell office:value-type="float" office:value="194" calcext:value-type="float">
            <text:p>194</text:p>
          </table:table-cell>
          <table:table-cell office:value-type="float" office:value="193" calcext:value-type="float">
            <text:p>193</text:p>
          </table:table-cell>
          <table:table-cell office:value-type="float" office:value="341" calcext:value-type="float">
            <text:p>3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3">00/00/0000</text:date>, <text:time style:data-style-name="N2" text:time-value="03:57:01.417705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15:00:58.056191116</meta:creation-date>
    <dc:date>2019-09-13T04:01:45.188631363</dc:date>
    <meta:editing-duration>PT11M1S</meta:editing-duration>
    <meta:editing-cycles>5</meta:editing-cycles>
    <meta:generator>LibreOffice/6.2.7.1$Linux_X86_64 LibreOffice_project/20$Build-1</meta:generator>
    <meta:document-statistic meta:table-count="3" meta:cell-count="4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57cm" xlink:href=".." xlink:type="simple" chart:class="chart:bar" chart:style-name="ch1">
        <chart:title svg:x="5.364cm" svg:y="0.357cm" chart:style-name="ch2">
          <text:p>Chrome Performance Tab</text:p>
        </chart:title>
        <chart:subtitle svg:x="5.681cm" svg:y="1.357cm" chart:style-name="ch3">
          <text:p>Load Time (Less is better)</text:p>
        </chart:subtitle>
        <chart:legend chart:legend-position="end" svg:x="11.461cm" svg:y="4.731cm" style:legend-expansion="high" chart:style-name="ch4"/>
        <chart:plot-area chart:style-name="ch5" table:cell-range-address="performance.A1:performance.D5" chart:data-source-has-labels="both" svg:x="0.32cm" svg:y="2.261cm" svg:width="10.821cm" svg:height="8.575cm">
          <chartooo:coordinate-region svg:x="1.312cm" svg:y="2.46cm" svg:width="9.829cm" svg:height="7.729cm"/>
          <chart:axis chart:dimension="x" chart:name="primary-x" chart:style-name="ch6" chartooo:axis-type="auto">
            <chartooo:date-scale/>
            <chart:categories table:cell-range-address="performance.A2:performance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performance.B2:performance.B5" chart:label-cell-address="performance.B1:performance.B1" chart:class="chart:bar">
            <chart:data-point chart:repeated="4"/>
          </chart:series>
          <chart:series chart:style-name="ch10" chart:values-cell-range-address="performance.C2:performance.C5" chart:label-cell-address="performance.C1:performance.C1" chart:class="chart:bar">
            <chart:data-point chart:repeated="4"/>
          </chart:series>
          <chart:series chart:style-name="ch11" chart:values-cell-range-address="performance.D2:performance.D5" chart:label-cell-address="performance.D1:performance.D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estore</text:p>
                <draw:g>
                  <svg:desc>performance.B1:performance.B1</svg:desc>
                </draw:g>
              </table:table-cell>
              <table:table-cell office:value-type="string">
                <text:p>Indexeddb + firestore</text:p>
                <draw:g>
                  <svg:desc>performance.C1:performance.C1</svg:desc>
                </draw:g>
              </table:table-cell>
              <table:table-cell office:value-type="string">
                <text:p>Indexeddb + firestore sw</text:p>
                <draw:g>
                  <svg:desc>performance.D1:performance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ged in 1b</text:p>
                <draw:g>
                  <svg:desc>performance.A2:performance.A5</svg:desc>
                </draw:g>
              </table:table-cell>
              <table:table-cell office:value-type="float" office:value="1296">
                <text:p>1296</text:p>
                <draw:g>
                  <svg:desc>performance.B2:performance.B5</svg:desc>
                </draw:g>
              </table:table-cell>
              <table:table-cell office:value-type="float" office:value="3478">
                <text:p>3478</text:p>
                <draw:g>
                  <svg:desc>performance.C2:performance.C5</svg:desc>
                </draw:g>
              </table:table-cell>
              <table:table-cell office:value-type="float" office:value="NaN">
                <text:p>NaN</text:p>
                <draw:g>
                  <svg:desc>performance.D2:performance.D5</svg:desc>
                </draw:g>
              </table:table-cell>
            </table:table-row>
            <table:table-row>
              <table:table-cell office:value-type="string">
                <text:p>logged in 0b</text:p>
              </table:table-cell>
              <table:table-cell office:value-type="float" office:value="1105">
                <text:p>1105</text:p>
              </table:table-cell>
              <table:table-cell office:value-type="float" office:value="3203">
                <text:p>3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ogged out 1b</text:p>
              </table:table-cell>
              <table:table-cell office:value-type="float" office:value="2646">
                <text:p>2646</text:p>
              </table:table-cell>
              <table:table-cell office:value-type="float" office:value="694">
                <text:p>694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logged out 0b</text:p>
              </table:table-cell>
              <table:table-cell office:value-type="float" office:value="1584">
                <text:p>1584</text:p>
              </table:table-cell>
              <table:table-cell office:value-type="float" office:value="684">
                <text:p>684</text:p>
              </table:table-cell>
              <table:table-cell office:value-type="float" office:value="759">
                <text:p>7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376cm" xlink:href=".." xlink:type="simple" chart:class="chart:bar" chart:style-name="ch1">
        <chart:title svg:x="4.742cm" svg:y="0.363cm" chart:style-name="ch2">
          <text:p>Chome Audit Performance Mark</text:p>
        </chart:title>
        <chart:subtitle svg:x="6.752cm" svg:y="1.369cm" chart:style-name="ch3">
          <text:p>More is better</text:p>
        </chart:subtitle>
        <chart:legend chart:legend-position="end" svg:x="11.461cm" svg:y="4.891cm" style:legend-expansion="high" chart:style-name="ch4"/>
        <chart:plot-area chart:style-name="ch5" table:cell-range-address="'audit perf'.A1:'audit perf'.D5" chart:data-source-has-labels="both" svg:x="0.32cm" svg:y="2.279cm" svg:width="10.821cm" svg:height="8.87cm">
          <chartooo:coordinate-region svg:x="0.941cm" svg:y="2.478cm" svg:width="9.991cm" svg:height="8.024cm"/>
          <chart:axis chart:dimension="x" chart:name="primary-x" chart:style-name="ch6" chartooo:axis-type="auto">
            <chartooo:date-scale/>
            <chart:categories table:cell-range-address="'audit perf'.A2:'audit perf'.A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audit perf'.B2:'audit perf'.B5" chart:label-cell-address="'audit perf'.B1:'audit perf'.B1" chart:class="chart:bar">
            <chart:data-point chart:repeated="4"/>
          </chart:series>
          <chart:series chart:style-name="ch10" chart:values-cell-range-address="'audit perf'.C2:'audit perf'.C5" chart:label-cell-address="'audit perf'.C1:'audit perf'.C1" chart:class="chart:bar">
            <chart:data-point chart:repeated="4"/>
          </chart:series>
          <chart:series chart:style-name="ch11" chart:values-cell-range-address="'audit perf'.D2:'audit perf'.D5" chart:label-cell-address="'audit perf'.D1:'audit perf'.D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estore</text:p>
                <draw:g>
                  <svg:desc>'audit perf'.B1:'audit perf'.B1</svg:desc>
                </draw:g>
              </table:table-cell>
              <table:table-cell office:value-type="string">
                <text:p>Indexeddb + firestore</text:p>
                <draw:g>
                  <svg:desc>'audit perf'.C1:'audit perf'.C1</svg:desc>
                </draw:g>
              </table:table-cell>
              <table:table-cell office:value-type="string">
                <text:p>Indexeddb + firestore sw</text:p>
                <draw:g>
                  <svg:desc>'audit perf'.D1:'audit perf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b clear 0b</text:p>
                <draw:g>
                  <svg:desc>'audit perf'.A2:'audit perf'.A5</svg:desc>
                </draw:g>
              </table:table-cell>
              <table:table-cell office:value-type="float" office:value="69">
                <text:p>69</text:p>
                <draw:g>
                  <svg:desc>'audit perf'.B2:'audit perf'.B5</svg:desc>
                </draw:g>
              </table:table-cell>
              <table:table-cell office:value-type="float" office:value="83">
                <text:p>83</text:p>
                <draw:g>
                  <svg:desc>'audit perf'.C2:'audit perf'.C5</svg:desc>
                </draw:g>
              </table:table-cell>
              <table:table-cell office:value-type="float" office:value="88">
                <text:p>88</text:p>
                <draw:g>
                  <svg:desc>'audit perf'.D2:'audit perf'.D5</svg:desc>
                </draw:g>
              </table:table-cell>
            </table:table-row>
            <table:table-row>
              <table:table-cell office:value-type="string">
                <text:p>Mob no clear 1b</text:p>
              </table:table-cell>
              <table:table-cell office:value-type="float" office:value="95">
                <text:p>95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Desk clear 0b</text:p>
              </table:table-cell>
              <table:table-cell office:value-type="float" office:value="57">
                <text:p>57</text:p>
              </table:table-cell>
              <table:table-cell office:value-type="float" office:value="83">
                <text:p>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Desk no clear 1b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  <table:table-cell office:value-type="float" office:value="97">
                <text:p>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cm" svg:height="11.449cm" xlink:href=".." xlink:type="simple" chart:class="chart:bar" chart:style-name="ch1">
        <chart:title svg:x="6.602cm" svg:y="0.364cm" chart:style-name="ch2">
          <text:p>Trasfered KB</text:p>
        </chart:title>
        <chart:subtitle svg:x="6.761cm" svg:y="1.371cm" chart:style-name="ch3">
          <text:p>Less is better</text:p>
        </chart:subtitle>
        <chart:legend chart:legend-position="end" svg:x="11.451cm" svg:y="4.927cm" style:legend-expansion="high" chart:style-name="ch4"/>
        <chart:plot-area chart:style-name="ch5" table:cell-range-address="'network transfered KB'.A1:'network transfered KB'.D3" chart:data-source-has-labels="both" svg:x="0.319cm" svg:y="2.282cm" svg:width="10.813cm" svg:height="8.939cm">
          <chartooo:coordinate-region svg:x="1.126cm" svg:y="2.481cm" svg:width="10.006cm" svg:height="8.093cm"/>
          <chart:axis chart:dimension="x" chart:name="primary-x" chart:style-name="ch6" chartooo:axis-type="auto">
            <chartooo:date-scale/>
            <chart:categories table:cell-range-address="'network transfered KB'.A2:'network transfered KB'.A3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network transfered KB'.B2:'network transfered KB'.B3" chart:label-cell-address="'network transfered KB'.B1:'network transfered KB'.B1" chart:class="chart:bar">
            <chart:data-point chart:repeated="2"/>
          </chart:series>
          <chart:series chart:style-name="ch10" chart:values-cell-range-address="'network transfered KB'.C2:'network transfered KB'.C3" chart:label-cell-address="'network transfered KB'.C1:'network transfered KB'.C1" chart:class="chart:bar">
            <chart:data-point chart:repeated="2"/>
          </chart:series>
          <chart:series chart:style-name="ch11" chart:values-cell-range-address="'network transfered KB'.D2:'network transfered KB'.D3" chart:label-cell-address="'network transfered KB'.D1:'network transfered KB'.D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restore</text:p>
                <draw:g>
                  <svg:desc>'network transfered KB'.B1:'network transfered KB'.B1</svg:desc>
                </draw:g>
              </table:table-cell>
              <table:table-cell office:value-type="string">
                <text:p>Indexeddb + firestore</text:p>
                <draw:g>
                  <svg:desc>'network transfered KB'.C1:'network transfered KB'.C1</svg:desc>
                </draw:g>
              </table:table-cell>
              <table:table-cell office:value-type="string">
                <text:p>Indexeddb + firestore sw</text:p>
                <draw:g>
                  <svg:desc>'network transfered KB'.D1:'network transfered KB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gged in</text:p>
                <draw:g>
                  <svg:desc>'network transfered KB'.A2:'network transfered KB'.A3</svg:desc>
                </draw:g>
              </table:table-cell>
              <table:table-cell office:value-type="float" office:value="195">
                <text:p>195</text:p>
                <draw:g>
                  <svg:desc>'network transfered KB'.B2:'network transfered KB'.B3</svg:desc>
                </draw:g>
              </table:table-cell>
              <table:table-cell office:value-type="float" office:value="196">
                <text:p>196</text:p>
                <draw:g>
                  <svg:desc>'network transfered KB'.C2:'network transfered KB'.C3</svg:desc>
                </draw:g>
              </table:table-cell>
              <table:table-cell office:value-type="float" office:value="NaN">
                <text:p>NaN</text:p>
                <draw:g>
                  <svg:desc>'network transfered KB'.D2:'network transfered KB'.D3</svg:desc>
                </draw:g>
              </table:table-cell>
            </table:table-row>
            <table:table-row>
              <table:table-cell office:value-type="string">
                <text:p>logged out</text:p>
              </table:table-cell>
              <table:table-cell office:value-type="float" office:value="194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341">
                <text:p>3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